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true"/>
      <style:text-properties officeooo:rsid="001d789e" officeooo:paragraph-rsid="001d789e"/>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in" style:auto-text-indent="true"/>
      <style:text-properties officeooo:rsid="001d789e" officeooo:paragraph-rsid="001d78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r in the Flesh - James 4:1-3</text:p>
      <text:p text:style-name="P2">How many hours in a day do are we at war with out flesh? I know it is a constant battle that we wage day after day. It is battering and it is exhausting. Do we ever go into this war with the flesh alone? What is the outcome of that? The outcome is we loose every time. We cannot overcome our flesh, because we cannot overcome our true nature. If we could Jesus would not have had to come down and become our Savior.</text:p>
      <text:p text:style-name="P2">Most of our battles that are fought are with the flesh. As Christians, we know that our flesh is something that we war with all of the time. Sometimes, more than most would like to admit, it gets the better of us. In America this is especially true. We have everything at our disposal. We have material things that we can get at the swipe of a button, we have television to constantly entertain us. We have all these things, but we find that we still want more and more.</text:p>
      <text:p text:style-name="P2">The reason we want more and more is because we tune out, we do not spend adequate time with God, we let our passions of things get the better of us. Have you ever asked God for something knowing full well no matter what His answer was you were going to get or do it?. It happens way to often. It is like we are telling God what we are going to do no matter what He says, and then when things go wrong we blame God as if it was His fault. </text:p>
      <text:p text:style-name="P2">This war is not a new one, it has been going on since sin came into the world. That is why we need a Savior. That is why we need Jesus Christ to dwell within us and be the Lord of our lives not the servant that the world makes Him out to be. We are to make Him Lord of all, because if He is not Lord of all in our lives, He is not Lord at all in our lives.</text:p>
      <text:p text:style-name="P2">Go out this week and remember that worldly desires without the blessings of God are not worth it. Remember to take everything to the mercy seat of Christ. This week challenge yourself to spend more and more time with the Father. Spend time in His Word and in Prayer. You will see a difference in your joy and contentment. Let us go to prayer request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r Lorenzo</meta:initial-creator>
    <meta:creation-date>2022-02-19T20:06:30.006269828</meta:creation-date>
    <dc:date>2022-02-19T20:18:58.406433161</dc:date>
    <dc:creator>Christopher Lorenzo</dc:creator>
    <meta:editing-duration>PT28S</meta:editing-duration>
    <meta:editing-cycles>1</meta:editing-cycles>
    <meta:document-statistic meta:table-count="0" meta:image-count="0" meta:object-count="0" meta:page-count="1" meta:paragraph-count="6" meta:word-count="422" meta:character-count="2060" meta:non-whitespace-character-count="1643"/>
    <meta:generator>LibreOffice/7.2.5.2.0$Linux_X86_64 LibreOffice_project/20$Build-2</meta:generator>
  </office:meta>
</office:document-meta>
</file>